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</office:automatic-styles>
  <office:body>
    <office:text>
      <text:p text:style-name="P1"><text:span text:style-name="T1_1">CUJugarPartida</text:span><text:span text:style-name="T1_2">::<text:s/></text:span><text:span text:style-name="T1_3">EnviarMissatge</text:span><text:span text:style-name="T1_4">(</text:span><text:span text:style-name="T1_5">Integer</text:span><text:span text:style-name="T1_6"><text:s/></text:span><text:span text:style-name="T1_7">id</text:span><text:span text:style-name="T1_8">,</text:span><text:span text:style-name="T1_9">Integer</text:span><text:span text:style-name="T1_10"><text:s/></text:span><text:span text:style-name="T1_11">puntuació</text:span><text:span text:style-name="T1_12">);</text:span></text:p>
      <text:p text:style-name="P2"><text:span text:style-name="T2_1">pre</text:span><text:span text:style-name="T2_2">:<text:s/></text:span><text:span text:style-name="T2_3">cert</text:span></text:p>
      <text:p text:style-name="P3"><text:span text:style-name="T3_1">post</text:span><text:span text:style-name="T3_2">:<text:s/></text:span><text:span text:style-name="T3_3">S</text:span><text:span text:style-name="T3_4">’</text:span><text:span text:style-name="T3_5">envia</text:span><text:span text:style-name="T3_6"><text:s/></text:span><text:span text:style-name="T3_7">un</text:span><text:span text:style-name="T3_8"><text:s/></text:span><text:span text:style-name="T3_9">missatge</text:span><text:span text:style-name="T3_10"><text:s/></text:span><text:span text:style-name="T3_11">al</text:span><text:span text:style-name="T3_12"><text:s/></text:span><text:span text:style-name="T3_13">servei</text:span><text:span text:style-name="T3_14"><text:s/></text:span><text:span text:style-name="T3_15">de</text:span><text:span text:style-name="T3_16"><text:s/></text:span><text:span text:style-name="T3_17">missatgeria</text:span><text:span text:style-name="T3_18"><text:s/></text:span><text:span text:style-name="T3_19">externa</text:span><text:span text:style-name="T3_20">,<text:s/></text:span><text:span text:style-name="T3_21">el</text:span><text:span text:style-name="T3_22"><text:s/></text:span><text:span text:style-name="T3_23">contingut</text:span><text:span text:style-name="T3_24"><text:s/></text:span><text:span text:style-name="T3_25">del</text:span><text:span text:style-name="T3_26"><text:s/></text:span><text:span text:style-name="T3_27">missatge</text:span></text:p>
      <text:p text:style-name="P4"><text:span text:style-name="T4_1">suposarem</text:span><text:span text:style-name="T4_2"><text:s/></text:span><text:span text:style-name="T4_3">que</text:span><text:span text:style-name="T4_4"><text:s/></text:span><text:span text:style-name="T4_5">és</text:span><text:span text:style-name="T4_6"><text:s/>“</text:span><text:span text:style-name="T4_7">id</text:span><text:span text:style-name="T4_8"><text:s/>+<text:s/>“(</text:span><text:span text:style-name="T4_9">separador</text:span><text:span text:style-name="T4_10">)”<text:s/>+<text:s/></text:span><text:span text:style-name="T4_11">puntuacio</text:span><text:span text:style-name="T4_12">”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